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ContextWrapper.setViewRoot( UIViewRoo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RenderK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addMessage( String clientId , Faces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setResponseStream( ResponseStream respons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View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Messages(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Respons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setResponseWriter( ResponseWriter response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ClientIdsWith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Maximum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FacesContextWrapper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Extern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Wrapper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